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1fc4" officeooo:paragraph-rsid="001a1fc4"/>
    </style:style>
    <style:style style:name="P2" style:family="paragraph" style:parent-style-name="Standard">
      <style:text-properties officeooo:rsid="001a1fc4" officeooo:paragraph-rsid="001a1fc4"/>
    </style:style>
    <style:style style:name="P3" style:family="paragraph" style:parent-style-name="Standard">
      <style:text-properties officeooo:rsid="001a5f11" officeooo:paragraph-rsid="001a5f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1</text:p>
      <text:p text:style-name="P1">Teste2</text:p>
      <text:p text:style-name="P1">Teste3</text:p>
      <text:p text:style-name="P1">Teste4</text:p>
      <text:p text:style-name="P3">Teste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5:56:49.779000000</meta:creation-date>
    <dc:date>2015-08-11T16:23:42.146000000</dc:date>
    <meta:editing-duration>PT21S</meta:editing-duration>
    <meta:editing-cycles>2</meta:editing-cycles>
    <meta:generator>LibreOffice/4.3.3.2$Windows_x86 LibreOffice_project/9bb7eadab57b6755b1265afa86e04bf45fbfc644</meta:generator>
    <meta:document-statistic meta:table-count="0" meta:image-count="0" meta:object-count="0" meta:page-count="1" meta:paragraph-count="5" meta:word-count="5" meta:character-count="30" meta:non-whitespace-character-count="30"/>
  </office:meta>
</office:document-meta>
</file>